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frican_5f_arthropoda_5f_public_5f_records" style:display-name="African_arthropoda_public_records" style:family="table">
      <style:table-properties style:width="17.59cm" table:align="margins"/>
    </style:style>
    <style:style style:name="African_5f_arthropoda_5f_public_5f_records.A" style:display-name="African_arthropoda_public_records.A" style:family="table-column">
      <style:table-column-properties style:column-width="2.932cm" style:rel-column-width="10922*"/>
    </style:style>
    <style:style style:name="African_5f_arthropoda_5f_public_5f_records.A1" style:display-name="African_arthropoda_public_records.A1" style:family="table-cell">
      <style:table-cell-properties fo:padding="0.097cm" fo:border-left="0.05pt solid #000000" fo:border-right="none" fo:border-top="0.05pt solid #000000" fo:border-bottom="0.05pt solid #000000"/>
    </style:style>
    <style:style style:name="African_5f_arthropoda_5f_public_5f_records.F1" style:display-name="African_arthropoda_public_records.F1" style:family="table-cell">
      <style:table-cell-properties fo:padding="0.097cm" fo:border="0.05pt solid #000000"/>
    </style:style>
    <style:style style:name="African_5f_arthropoda_5f_public_5f_records.A2" style:display-name="African_arthropoda_public_records.A2" style:family="table-cell">
      <style:table-cell-properties fo:padding="0.097cm" fo:border-left="0.05pt solid #000000" fo:border-right="none" fo:border-top="none" fo:border-bottom="0.05pt solid #000000"/>
    </style:style>
    <style:style style:name="African_5f_arthropoda_5f_public_5f_records.F2" style:display-name="African_arthropoda_public_records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131b97" officeooo:paragraph-rsid="00131b97"/>
    </style:style>
    <style:style style:name="P2" style:family="paragraph" style:parent-style-name="Table_20_Contents">
      <style:text-properties officeooo:rsid="00131b97" officeooo:paragraph-rsid="00131b97"/>
    </style:style>
    <style:style style:name="P3" style:family="paragraph" style:parent-style-name="Table_20_Contents">
      <style:text-properties officeooo:rsid="00145337" officeooo:paragraph-rsid="001453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African_arthropoda_public_records" table:style-name="African_5f_arthropoda_5f_public_5f_records">
        <table:table-column table:style-name="African_5f_arthropoda_5f_public_5f_records.A" table:number-columns-repeated="6"/>
        <table:table-header-rows>
          <table:table-row>
            <table:table-cell table:style-name="African_5f_arthropoda_5f_public_5f_records.A1" office:value-type="string">
              <text:p text:style-name="P1">Country</text:p>
            </table:table-cell>
            <table:table-cell table:style-name="African_5f_arthropoda_5f_public_5f_records.A1" office:value-type="string">
              <text:p text:style-name="P1">Search_words</text:p>
            </table:table-cell>
            <table:table-cell table:style-name="African_5f_arthropoda_5f_public_5f_records.A1" office:value-type="string">
              <text:p text:style-name="P1">Results_Summary</text:p>
            </table:table-cell>
            <table:table-cell table:style-name="African_5f_arthropoda_5f_public_5f_records.A1" office:value-type="string">
              <text:p text:style-name="P1">families</text:p>
            </table:table-cell>
            <table:table-cell table:style-name="African_5f_arthropoda_5f_public_5f_records.A1" office:value-type="string">
              <text:p text:style-name="P1">Orders</text:p>
            </table:table-cell>
            <table:table-cell table:style-name="African_5f_arthropoda_5f_public_5f_records.F1" office:value-type="string">
              <text:p text:style-name="Table_20_Heading"/>
            </table:table-cell>
          </table:table-row>
        </table:table-header-rows>
        <table:table-row>
          <table:table-cell table:style-name="African_5f_arthropoda_5f_public_5f_records.A2" office:value-type="string">
            <text:p text:style-name="P2">South Africa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2">Lesotho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2">Swaziland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2">Namibia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2">Botswana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2">Mozambique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2">Zimbabwe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2">Angola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2">Zambia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2">Malawi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2">Democratic Republic of the congo (DRC)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2">Republic of the cono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2">Gabon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2">Equitorial Guinea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2">Somalia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2">Cameroon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2">Central African Republic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2">South sudan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2">Sudan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2">Chad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2">Ethiopia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2">Egypt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2">Libya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2">Djibouti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2">Eritrea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3">Tunisia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3">Niger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3">Nigeria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3">Benin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ext:soft-page-break/>
        <table:table-row>
          <table:table-cell table:style-name="African_5f_arthropoda_5f_public_5f_records.A2" office:value-type="string">
            <text:p text:style-name="P3">Togo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3">Ghana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3">Cote d’IvoireLiberia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3">Burkina Faso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3">Sierra Leone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3">Guinea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3">Guinea-Bissau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3">The Gambia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3">Senegal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3">Mali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3">Mauritania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3">Western Sahara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3">Morocco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3">Algeria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3">Madagascar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3">Comoros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P3">Cape Verde</text:p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  <table:table-row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A2" office:value-type="string">
            <text:p text:style-name="Table_20_Contents"/>
          </table:table-cell>
          <table:table-cell table:style-name="African_5f_arthropoda_5f_public_5f_records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7:39:02.338359736</meta:creation-date>
    <dc:date>2018-11-13T18:04:40.903824216</dc:date>
    <meta:editing-duration>PT7S</meta:editing-duration>
    <meta:editing-cycles>1</meta:editing-cycles>
    <meta:document-statistic meta:table-count="1" meta:image-count="0" meta:object-count="0" meta:page-count="2" meta:paragraph-count="51" meta:word-count="70" meta:character-count="481" meta:non-whitespace-character-count="462"/>
    <meta:generator>LibreOffice/6.0.6.2$Linux_X86_64 LibreOffice_project/00m0$Build-2</meta:generator>
  </office:meta>
</office:document-meta>
</file>